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25.7cm" table:align="left"/>
    </style:style>
    <style:style style:name="Tabla1.A" style:family="table-column">
      <style:table-column-properties style:column-width="3.482cm"/>
    </style:style>
    <style:style style:name="Tabla1.B" style:family="table-column">
      <style:table-column-properties style:column-width="3.143cm"/>
    </style:style>
    <style:style style:name="Tabla1.C" style:family="table-column">
      <style:table-column-properties style:column-width="5.888cm"/>
    </style:style>
    <style:style style:name="Tabla1.D" style:family="table-column">
      <style:table-column-properties style:column-width="9.924cm"/>
    </style:style>
    <style:style style:name="Tabla1.E" style:family="table-column">
      <style:table-column-properties style:column-width="3.263cm"/>
    </style:style>
    <style:style style:name="Tabla1.A1" style:family="table-cell">
      <style:table-cell-properties style:vertical-align="middle" fo:padding="0.097cm" fo:border-left="0.05pt solid #000000" fo:border-right="none" fo:border-top="0.05pt solid #000000" fo:border-bottom="0.05pt solid #000000"/>
    </style:style>
    <style:style style:name="Tabla1.E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style:text-properties officeooo:paragraph-rsid="000c1c3d"/>
    </style:style>
    <style:style style:name="P3" style:family="paragraph" style:parent-style-name="Standard">
      <style:text-properties officeooo:rsid="00188eee"/>
    </style:style>
    <style:style style:name="P4" style:family="paragraph" style:parent-style-name="Standard">
      <style:paragraph-properties fo:text-align="center" style:justify-single-word="false"/>
      <style:text-properties fo:font-weight="bold" officeooo:rsid="00077e03" officeooo:paragraph-rsid="00077e03" style:font-weight-asian="bold" style:font-weight-complex="bold"/>
    </style:style>
    <style:style style:name="P5" style:family="paragraph" style:parent-style-name="Standard">
      <style:text-properties fo:font-weight="bold" officeooo:rsid="000c1c3d" officeooo:paragraph-rsid="000c1c3d" style:font-weight-asian="bold" style:font-weight-complex="bold"/>
    </style:style>
    <style:style style:name="P6" style:family="paragraph" style:parent-style-name="Standard">
      <style:paragraph-properties fo:text-align="center" style:justify-single-word="false"/>
      <style:text-properties fo:font-weight="normal" officeooo:rsid="0019bb97" officeooo:paragraph-rsid="000b4f5f" style:font-weight-asian="normal" style:font-weight-complex="normal"/>
    </style:style>
    <style:style style:name="P7" style:family="paragraph" style:parent-style-name="Standard">
      <style:text-properties officeooo:rsid="000c1c3d" officeooo:paragraph-rsid="000c1c3d"/>
    </style:style>
    <style:style style:name="P8" style:family="paragraph" style:parent-style-name="Standard">
      <style:text-properties style:font-name="Courier 10 Pitch" officeooo:rsid="000c1c3d" officeooo:paragraph-rsid="000c1c3d"/>
    </style:style>
    <style:style style:name="P9" style:family="paragraph" style:parent-style-name="Standard">
      <style:text-properties style:font-name="Courier 10 Pitch" officeooo:rsid="000c1c3d" officeooo:paragraph-rsid="000f75c7"/>
    </style:style>
    <style:style style:name="P10" style:family="paragraph" style:parent-style-name="Standard">
      <style:paragraph-properties fo:break-before="column"/>
      <style:text-properties officeooo:rsid="000c1c3d" officeooo:paragraph-rsid="000c1c3d"/>
    </style:style>
    <style:style style:name="P11" style:family="paragraph" style:parent-style-name="Table_20_Contents">
      <style:paragraph-properties fo:text-align="center" style:justify-single-word="false"/>
    </style:style>
    <style:style style:name="T1" style:family="text">
      <style:text-properties style:font-name="Courier New"/>
    </style:style>
    <style:style style:name="T2" style:family="text">
      <style:text-properties style:font-name="Courier 10 Pitch"/>
    </style:style>
    <style:style style:name="T3" style:family="text">
      <style:text-properties officeooo:rsid="0019bb97"/>
    </style:style>
    <style:style style:name="Sect1" style:family="section">
      <style:section-properties text:dont-balance-text-columns="false" style:editable="false">
        <style:columns fo:column-count="2" fo:column-gap="0.497cm">
          <style:column style:rel-width="7284*" fo:start-indent="0cm" fo:end-indent="0.249cm"/>
          <style:column style:rel-width="7286*"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stado de conversiones de format más utilizada y ejemplos</text:p>
      <text:p text:style-name="P6">“formatear” cadenas a través del método estático format disponible en el objeto String.</text:p>
      <text:p text:style-name="Standard"/>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table-cell table:style-name="Tabla1.A1" office:value-type="string">
              <text:p text:style-name="Table_20_Heading">Tipo de conversión</text:p>
            </table:table-cell>
            <table:table-cell table:style-name="Tabla1.A1" office:value-type="string">
              <text:p text:style-name="Table_20_Heading">Especificación de formato</text:p>
            </table:table-cell>
            <table:table-cell table:style-name="Tabla1.A1" office:value-type="string">
              <text:p text:style-name="Table_20_Heading">Tipos de datos aplicables</text:p>
            </table:table-cell>
            <table:table-cell table:style-name="Tabla1.A1" office:value-type="string">
              <text:p text:style-name="Table_20_Heading">Ejemplo</text:p>
            </table:table-cell>
            <table:table-cell table:style-name="Tabla1.E1" office:value-type="string">
              <text:p text:style-name="Table_20_Heading">Resultado del ejemplo</text:p>
            </table:table-cell>
          </table:table-row>
        </table:table-header-rows>
        <table:table-row>
          <table:table-cell table:style-name="Tabla1.A2" office:value-type="string">
            <text:p text:style-name="Table_20_Contents">Valor lógico o booleano.</text:p>
          </table:table-cell>
          <table:table-cell table:style-name="Tabla1.A2" office:value-type="string">
            <text:p text:style-name="Table_20_Contents">"<text:span text:style-name="Source_20_Text">%b</text:span>" o "<text:span text:style-name="Source_20_Text">%B</text:span>"</text:p>
          </table:table-cell>
          <table:table-cell table:style-name="Tabla1.A2" office:value-type="string">
            <text:p text:style-name="Table_20_Contents"><text:span text:style-name="Source_20_Text">Boolean</text:span> (cuando se usan otros tipos de datos siempre lo formateará escribiendo <text:span text:style-name="Source_20_Text">true</text:span>).</text:p>
          </table:table-cell>
          <table:table-cell table:style-name="Tabla1.A2" office:value-type="string">
            <text:p text:style-name="P1"><text:span text:style-name="Source_20_Text">boolean b=true;<text:line-break/>String d= String.format("Resultado: %b", b);<text:line-break/>System.out.println (d);</text:span></text:p>
          </table:table-cell>
          <table:table-cell table:style-name="Tabla1.E2" office:value-type="string">
            <text:p text:style-name="P11"><text:span text:style-name="Source_20_Text">true</text:span></text:p>
          </table:table-cell>
        </table:table-row>
        <table:table-row>
          <table:table-cell table:style-name="Tabla1.A2" office:value-type="string">
            <text:p text:style-name="Table_20_Contents">Cadena de caracteres.</text:p>
          </table:table-cell>
          <table:table-cell table:style-name="Tabla1.A2" office:value-type="string">
            <text:p text:style-name="Table_20_Contents">"<text:span text:style-name="Source_20_Text">%s</text:span>" o "<text:span text:style-name="Source_20_Text">%S</text:span>"</text:p>
          </table:table-cell>
          <table:table-cell table:style-name="Tabla1.A2" office:value-type="string">
            <text:p text:style-name="Table_20_Contents">Cualquiera, se convertirá el objeto a cadena si es posible (invocando el método <text:span text:style-name="Source_20_Text">toString</text:span>).</text:p>
          </table:table-cell>
          <table:table-cell table:style-name="Tabla1.A2" office:value-type="string">
            <text:p text:style-name="P2"><text:span text:style-name="Source_20_Text">String cad="hola mundo";<text:line-break/>String d= String.format("Resultado: %s", cad);<text:line-break/>System.out.println (d);</text:span><text:span text:style-name="Source_20_Text"><text:span text:style-name="T3">“formatear” cadenas a través del método estático format <text:s/>disponible en el objeto String.</text:span></text:span></text:p>
          </table:table-cell>
          <table:table-cell table:style-name="Tabla1.E2" office:value-type="string">
            <text:p text:style-name="P11"><text:span text:style-name="Source_20_Text">hola mundo</text:span></text:p>
          </table:table-cell>
        </table:table-row>
        <table:table-row>
          <table:table-cell table:style-name="Tabla1.A2" office:value-type="string">
            <text:p text:style-name="Table_20_Contents">Entero decimal</text:p>
          </table:table-cell>
          <table:table-cell table:style-name="Tabla1.A2" office:value-type="string">
            <text:p text:style-name="Table_20_Contents">"<text:span text:style-name="Source_20_Text">%d</text:span>"</text:p>
          </table:table-cell>
          <table:table-cell table:style-name="Tabla1.A2" office:value-type="string">
            <text:p text:style-name="Table_20_Contents">Un tipo de dato entero.</text:p>
          </table:table-cell>
          <table:table-cell table:style-name="Tabla1.A2" office:value-type="string">
            <text:p text:style-name="P1"><text:span text:style-name="Source_20_Text">int i=10;<text:line-break/>String d= String.format("Resultado: %d", i);<text:line-break/>System.out.println (d);</text:span></text:p>
          </table:table-cell>
          <table:table-cell table:style-name="Tabla1.E2" office:value-type="string">
            <text:p text:style-name="P11"><text:span text:style-name="Source_20_Text">10</text:span></text:p>
          </table:table-cell>
        </table:table-row>
        <table:table-row>
          <table:table-cell table:style-name="Tabla1.A2" office:value-type="string">
            <text:p text:style-name="Table_20_Contents">Número en notación científica</text:p>
          </table:table-cell>
          <table:table-cell table:style-name="Tabla1.A2" office:value-type="string">
            <text:p text:style-name="Table_20_Contents">"<text:span text:style-name="Source_20_Text">%e</text:span>" o "<text:span text:style-name="Source_20_Text">%E</text:span>"</text:p>
          </table:table-cell>
          <table:table-cell table:style-name="Tabla1.A2" office:value-type="string">
            <text:p text:style-name="Table_20_Contents">Flotantes simples o dobles. </text:p>
          </table:table-cell>
          <table:table-cell table:style-name="Tabla1.A2" office:value-type="string">
            <text:p text:style-name="P1"><text:span text:style-name="Source_20_Text">double i=10.5;<text:line-break/>String d= String.format("Resultado: %E", i);<text:line-break/>System.out.println (d);</text:span></text:p>
          </table:table-cell>
          <table:table-cell table:style-name="Tabla1.E2" office:value-type="string">
            <text:p text:style-name="P11"><text:span text:style-name="Source_20_Text">1.050000E+01</text:span></text:p>
          </table:table-cell>
        </table:table-row>
        <table:table-row>
          <table:table-cell table:style-name="Tabla1.A2" office:value-type="string">
            <text:p text:style-name="Table_20_Contents">Número decimal</text:p>
          </table:table-cell>
          <table:table-cell table:style-name="Tabla1.A2" office:value-type="string">
            <text:p text:style-name="Table_20_Contents">"<text:span text:style-name="Source_20_Text">%f</text:span>"</text:p>
          </table:table-cell>
          <table:table-cell table:style-name="Tabla1.A2" office:value-type="string">
            <text:p text:style-name="Table_20_Contents">Flotantes simples o dobles.</text:p>
          </table:table-cell>
          <table:table-cell table:style-name="Tabla1.A2" office:value-type="string">
            <text:p text:style-name="P1"><text:span text:style-name="Source_20_Text">float i=10.5f;<text:line-break/>String d= String.format("Resultado: %f", i);<text:line-break/>System.out.println (d);</text:span></text:p>
          </table:table-cell>
          <table:table-cell table:style-name="Tabla1.E2" office:value-type="string">
            <text:p text:style-name="P11"><text:span text:style-name="Source_20_Text">10,500000</text:span></text:p>
          </table:table-cell>
        </table:table-row>
        <table:table-row>
          <table:table-cell table:style-name="Tabla1.A2" office:value-type="string">
            <text:p text:style-name="Table_20_Contents">Número en notación científica o decimal (lo más corto)</text:p>
          </table:table-cell>
          <table:table-cell table:style-name="Tabla1.A2" office:value-type="string">
            <text:p text:style-name="Table_20_Contents">"<text:span text:style-name="Source_20_Text">%g</text:span>" o "<text:span text:style-name="Source_20_Text">%G</text:span>"</text:p>
          </table:table-cell>
          <table:table-cell table:style-name="Tabla1.A2" office:value-type="string">
            <text:p text:style-name="Table_20_Contents">Flotantes simples o dobles. El número se mostrará como decimal o en notación científica dependiendo de lo que sea mas corto.</text:p>
          </table:table-cell>
          <table:table-cell table:style-name="Tabla1.A2" office:value-type="string">
            <text:p text:style-name="P1"><text:span text:style-name="Source_20_Text">double i=10.5;<text:line-break/>String d= String.format("Resultado: %g", i);<text:line-break/>System.out.println (d);</text:span></text:p>
          </table:table-cell>
          <table:table-cell table:style-name="Tabla1.E2" office:value-type="string">
            <text:p text:style-name="P11"><text:span text:style-name="Source_20_Text">10.5000</text:span></text:p>
          </table:table-cell>
        </table:table-row>
      </table:table>
      <text:p text:style-name="P3"/>
      <text:p text:style-name="P7">Ver modificadores. </text:p>
      <text:section text:style-name="Sect1" text:name="Sección1">
        <text:p text:style-name="P5"><text:soft-page-break/>Modificadores</text:p>
        <text:p text:style-name="P7"/>
        <text:p text:style-name="P7">Los modificadores se sitúan entre el carácter de escape ("%") y la letra que indica el tipo de conversión (d, f, g, etc.).</text:p>
        <text:p text:style-name="P7"/>
        <text:p text:style-name="P7">Podemos especificar, por ejemplo, el número de caracteres que tendrá como mínimo la salida de una conversión. Si el dato mostrado no llega a ese ancho en caracteres, se rellenará con espacios (salvo  que se especifique lo contrario): <text:span text:style-name="T1"></text:span><text:span text:style-name="T2">%[Ancho]Conversión</text:span></text:p>
        <text:p text:style-name="P7"><text:span text:style-name="T1"></text:span>El hecho de que esté entre corchetes significa que es opcional.</text:p>
        <text:p text:style-name="P7"/>
        <text:p text:style-name="P7">Si queremos por ejemplo que la salida genere al menos 5 caracteres (poniendo espacios delante) podríamos ponerlo así: </text:p>
        <text:p text:style-name="P7"><text:span text:style-name="T2">String.format ("%5d",10);</text:span></text:p>
        <text:p text:style-name="P7">Se mostrará el "10" pero también se añadirán 3 espacios delante para rellenar. Este tipo de modificador se puede usar con cualquier conversión. </text:p>
        <text:p text:style-name="P7">Cuando se trata de conversiones de tipo numéricas con decimales, solo para tipos de datos que admitan decimales, podemos indicar también la precisión, que será el número de decimales mínimos que se mostrarán:</text:p>
        <text:p text:style-name="P7"><text:span text:style-name="T2">%[Ancho][.Precisión]Conversión</text:span></text:p>
        <text:p text:style-name="P7"/>
        <text:p text:style-name="P7">Como puedes ver, tanto el ancho como la precisión van entre corchetes, los corchetes no hay que ponerlos, solo indican que son modificaciones opcionales.</text:p>
        <text:p text:style-name="P7"/>
        <text:p text:style-name="P7">Si queremos, por ejemplo, que la salida genere 3 decimales como mínimo, podremos ponerlo así: </text:p>
        <text:p text:style-name="P7"><text:span text:style-name="T2">String.format ("%.3f",4.2f);</text:span></text:p>
        <text:p text:style-name="P7">Como el número indicado como parámetro solo tiene un decimal, el resultado se completará con ceros por la derecha, generando una cadena como la siguiente: "4,200".</text:p>
        <text:p text:style-name="P7"/>
        <text:p text:style-name="P10">Una cadena de formato puede contener varios especificadores de formato y varios argumentos. Veamos un ejemplo de una cadena con varios especificadores de formato : </text:p>
        <text:p text:style-name="P7"/>
        <text:p text:style-name="P8">String np="Lavadora";</text:p>
        <text:p text:style-name="P8">int u=10;</text:p>
        <text:p text:style-name="P8">float ppu = 302.4f;</text:p>
        <text:p text:style-name="P8">float p=u*ppu;</text:p>
        <text:p text:style-name="P9">String output=String.format("Producto: %s; Unidades: %d;</text:p>
        <text:p text:style-name="P9">Precio por unidad: %.2f €; Total: %.2f €", np, u, ppu, p);</text:p>
        <text:p text:style-name="P8">System.out.println(output);</text:p>
        <text:p text:style-name="P7"/>
        <text:p text:style-name="P7">Cuando el orden de los argumentos es un poco complicado, porque se reutilizan varias veces en la cadena de formato los mismos argumentos, se puede recurrir a los índices de argumento. Se trata de especificar la posición del argumento a utilizar, indicando la posición del argumento (el primer argumento sería el 1 y no el 0) seguido por el símbolo del dólar ("$"). El índice se ubicaría al comienzo del especificador de formato, después del porcentaje, por ejemplo:</text:p>
        <text:p text:style-name="P7"/>
        <text:p text:style-name="P8">int i=10;</text:p>
        <text:p text:style-name="P8">int j=20;</text:p>
        <text:p text:style-name="P8">String d=String.format("%1$d multiplicado por %2$d (%1$dx%2$d) es %3$d",i,j,i*j);</text:p>
        <text:p text:style-name="P8">System.out.println(d);</text:p>
        <text:p text:style-name="P7"/>
        <text:p text:style-name="P7">El ejemplo anterior mostraría por pantalla la cadena "10 multiplicado por 20 (10x20) es 200". Los índices de argumento s e pueden usar con todas las conversiones, y es compatible con otros modificadores de formato (incluida la precisió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guerra </meta:initial-creator>
    <meta:creation-date>2014-07-17T17:14:03.309435178</meta:creation-date>
    <dc:date>2014-07-17T17:41:31.830022580</dc:date>
    <dc:creator>javguerra </dc:creator>
    <meta:editing-duration>PT23M32S</meta:editing-duration>
    <meta:editing-cycles>9</meta:editing-cycles>
    <meta:generator>LibreOffice/4.2.4.2$Linux_X86_64 LibreOffice_project/420m0$Build-2</meta:generator>
    <meta:printed-by>javguerra </meta:printed-by>
    <meta:print-date>2014-07-17T17:38:30.029712843</meta:print-date>
    <meta:document-statistic meta:table-count="1" meta:image-count="0" meta:object-count="0" meta:page-count="2" meta:paragraph-count="65" meta:word-count="611" meta:character-count="4126" meta:non-whitespace-character-count="3534"/>
  </office:meta>
</office:document-meta>
</file>